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33d94" officeooo:paragraph-rsid="00033d94" style:language-asian="ja" style:country-asian="JP"/>
    </style:style>
    <style:style style:name="P3" style:family="paragraph" style:parent-style-name="Standard">
      <style:paragraph-properties fo:text-align="center" style:justify-single-word="false"/>
      <style:text-properties officeooo:rsid="00033d94" officeooo:paragraph-rsid="00064c6e" style:language-asian="ja" style:country-asian="JP"/>
    </style:style>
    <style:style style:name="P4" style:family="paragraph" style:parent-style-name="Standard">
      <style:paragraph-properties fo:text-align="end" style:justify-single-word="false"/>
      <style:text-properties officeooo:rsid="00033d94" officeooo:paragraph-rsid="00033d94" style:language-asian="ja" style:country-asian="JP"/>
    </style:style>
    <style:style style:name="P5" style:family="paragraph" style:parent-style-name="Standard">
      <style:paragraph-properties fo:text-align="start" style:justify-single-word="false"/>
      <style:text-properties officeooo:rsid="00048f24" officeooo:paragraph-rsid="00048f24" style:language-asian="ja" style:country-asian="JP"/>
    </style:style>
    <style:style style:name="P6" style:family="paragraph" style:parent-style-name="Standard">
      <style:paragraph-properties fo:text-align="start" style:justify-single-word="false"/>
      <style:text-properties officeooo:rsid="00048f24" officeooo:paragraph-rsid="00064c6e" style:language-asian="ja" style:country-asian="JP"/>
    </style:style>
    <style:style style:name="P7" style:family="paragraph" style:parent-style-name="Standard">
      <style:paragraph-properties fo:text-align="start" style:justify-single-word="false"/>
      <style:text-properties officeooo:paragraph-rsid="00048f24" style:language-asian="ja" style:country-asian="JP"/>
    </style:style>
    <style:style style:name="P8" style:family="paragraph" style:parent-style-name="Standard">
      <style:paragraph-properties fo:text-align="start" style:justify-single-word="false"/>
      <style:text-properties officeooo:paragraph-rsid="00048f24"/>
    </style:style>
    <style:style style:name="P9" style:family="paragraph" style:parent-style-name="Standard">
      <style:paragraph-properties fo:text-align="start" style:justify-single-word="false"/>
      <style:text-properties officeooo:paragraph-rsid="0008c633"/>
    </style:style>
    <style:style style:name="P10" style:family="paragraph" style:parent-style-name="Standard">
      <style:paragraph-properties fo:text-align="start" style:justify-single-word="false"/>
      <style:text-properties officeooo:paragraph-rsid="0009a51d"/>
    </style:style>
    <style:style style:name="P11" style:family="paragraph" style:parent-style-name="Standard">
      <style:paragraph-properties fo:text-align="start" style:justify-single-word="false"/>
      <style:text-properties officeooo:paragraph-rsid="000a867b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048f24" style:font-name-asian="sans-serif" style:font-size-asian="11.25pt" style:language-asian="ja" style:country-asian="JP" style:font-style-asian="normal" style:font-weight-asian="normal"/>
    </style:style>
    <style:style style:name="P13" style:family="paragraph" style:parent-style-name="Standard">
      <style:paragraph-properties fo:text-align="start" style:justify-single-word="false"/>
      <style:text-properties officeooo:paragraph-rsid="00048f24" style:language-asian="ja" style:country-asian="JP"/>
    </style:style>
    <style:style style:name="P14" style:family="paragraph" style:parent-style-name="Standard">
      <style:paragraph-properties fo:text-align="start" style:justify-single-word="false"/>
      <style:text-properties officeooo:paragraph-rsid="0008c633" style:language-asian="ja" style:country-asian="JP"/>
    </style:style>
    <style:style style:name="P15" style:family="paragraph" style:parent-style-name="Standard">
      <style:paragraph-properties fo:text-align="start" style:justify-single-word="false"/>
      <style:text-properties officeooo:paragraph-rsid="000dde89" style:language-asian="ja" style:country-asian="JP"/>
    </style:style>
    <style:style style:name="P16" style:family="paragraph" style:parent-style-name="Standard">
      <style:paragraph-properties fo:text-align="start" style:justify-single-word="false"/>
      <style:text-properties officeooo:rsid="00048f24" officeooo:paragraph-rsid="000dde89" style:language-asian="ja" style:country-asian="JP"/>
    </style:style>
    <style:style style:name="P17" style:family="paragraph" style:parent-style-name="Standard">
      <style:paragraph-properties fo:text-align="start" style:justify-single-word="false"/>
      <style:text-properties officeooo:paragraph-rsid="00048f24"/>
    </style:style>
    <style:style style:name="P18" style:family="paragraph" style:parent-style-name="Standard">
      <style:paragraph-properties fo:text-align="start" style:justify-single-word="false"/>
      <style:text-properties officeooo:paragraph-rsid="000d78de"/>
    </style:style>
    <style:style style:name="P19" style:family="paragraph" style:parent-style-name="Standard">
      <style:paragraph-properties fo:text-align="start" style:justify-single-word="false"/>
      <style:text-properties officeooo:paragraph-rsid="000dde89"/>
    </style:style>
    <style:style style:name="P20" style:family="paragraph" style:parent-style-name="Standard">
      <style:paragraph-properties fo:text-align="start" style:justify-single-word="false"/>
      <style:text-properties officeooo:paragraph-rsid="0008c633"/>
    </style:style>
    <style:style style:name="T1" style:family="text">
      <style:text-properties officeooo:rsid="0004f664"/>
    </style:style>
    <style:style style:name="T2" style:family="text">
      <style:text-properties officeooo:rsid="00064c6e"/>
    </style:style>
    <style:style style:name="T3" style:family="text">
      <style:text-properties style:language-asian="ja" style:country-asian="JP"/>
    </style:style>
    <style:style style:name="T4" style:family="text">
      <style:text-properties officeooo:rsid="00048f24" style:language-asian="ja" style:country-asian="JP"/>
    </style:style>
    <style:style style:name="T5" style:family="text">
      <style:text-properties officeooo:rsid="0008c633" style:language-asian="ja" style:country-asian="JP"/>
    </style:style>
    <style:style style:name="T6" style:family="text">
      <style:text-properties fo:font-variant="normal" fo:text-transform="none" fo:color="#222222" fo:letter-spacing="normal" style:font-name-asian="sans-serif" style:font-size-asian="11.25pt" style:font-style-asian="normal" style:font-weight-asian="normal"/>
    </style:style>
    <style:style style:name="T7" style:family="text">
      <style:text-properties fo:font-variant="normal" fo:text-transform="none" fo:color="#222222" fo:letter-spacing="normal" style:font-name-asian="sans-serif" style:font-size-asian="11.25pt" style:language-asian="ja" style:country-asian="JP" style:font-style-asian="normal" style:font-weight-asian="normal"/>
    </style:style>
    <style:style style:name="T8" style:family="text">
      <style:text-properties fo:font-variant="normal" fo:text-transform="none" fo:color="#222222" fo:letter-spacing="normal" officeooo:rsid="0008c633" style:font-name-asian="sans-serif" style:font-size-asian="11.25pt" style:language-asian="ja" style:country-asian="JP" style:font-style-asian="normal" style:font-weight-asian="normal"/>
    </style:style>
    <style:style style:name="T9" style:family="text">
      <style:text-properties fo:font-variant="normal" fo:text-transform="none" fo:color="#222222" style:font-name="sans-serif" fo:font-size="11.25pt" fo:letter-spacing="normal" fo:font-style="normal" fo:font-weight="normal"/>
    </style:style>
    <style:style style:name="T10" style:family="text">
      <style:text-properties fo:font-variant="normal" fo:text-transform="none" fo:color="#222222" style:font-name="sans-serif" fo:font-size="11.25pt" fo:letter-spacing="normal" fo:font-style="normal" fo:font-weight="normal" style:language-asian="ja" style:country-asian="J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株式会社日本ファルコム様</text:p>
      <text:p text:style-name="P1"/>
      <text:p text:style-name="P3">制作したいもの</text:p>
      <text:p text:style-name="P2"/>
      <text:p text:style-name="P4">令和2年<text:span text:style-name="T1">3</text:span>月<text:span text:style-name="T1">23</text:span>日</text:p>
      <text:p text:style-name="P4">宮坂　冬哉</text:p>
      <text:p text:style-name="P4"/>
      <text:p text:style-name="P16">軌跡シリーズの完成に携わりたいです。</text:p>
      <text:p text:style-name="P16">特に全体を通して強いと言われているキャラ<text:span text:style-name="T2">(</text:span>カシウス、リアンヌ等<text:span text:style-name="T2">)</text:span>の過去を遡った話を制作したいです。</text:p>
      <text:p text:style-name="P6"/>
      <text:p text:style-name="P6">【制作したい作品】</text:p>
      <text:p text:style-name="P6"/>
      <text:p text:style-name="P6">獅子戦役を題材にした作品</text:p>
      <text:p text:style-name="P6">　主人公：ドライケルス　リアンヌ・サンドロット</text:p>
      <text:p text:style-name="P6">　以下を必ず含む</text:p>
      <text:p text:style-name="P6"/>
      <text:p text:style-name="P6">　・皇太子マンフレートを暗殺した人物の判明</text:p>
      <text:p text:style-name="P5">　・ノルド高原でドライケルスと挙兵した17名の登場</text:p>
      <text:p text:style-name="P8"><text:span text:style-name="T4">　・</text:span><text:span text:style-name="T6">《魔女の眷属》</text:span><text:span text:style-name="T7">と七曜協会</text:span></text:p>
      <text:p text:style-name="P12">　 ・《銀の騎神》アルグレオン </text:p>
      <text:p text:style-name="P7">　・鉄騎隊　リアンヌとアルゼイドの関係</text:p>
      <text:p text:style-name="P7">　</text:p>
      <text:p text:style-name="P7"><text:s text:c="3"/>主人公：リアンヌ・サンドロット(アリアンロード)</text:p>
      <text:p text:style-name="P7">　以下を必ず含む</text:p>
      <text:p text:style-name="P7"/>
      <text:p text:style-name="P8"><text:span text:style-name="T3">　・</text:span><text:span text:style-name="T6">ギリアス・オズボーン</text:span><text:span text:style-name="T7">の発見</text:span></text:p>
      <text:p text:style-name="P7">　・新鉄騎隊　デュバリィ　アイネス　エンエア　との出会い</text:p>
      <text:p text:style-name="P7">　・身喰らう蛇≪盟主≫との出会い　</text:p>
      <text:p text:style-name="P7"/>
      <text:p text:style-name="P7">カシウス・ブライトを題材にした作品</text:p>
      <text:p text:style-name="P7"/>
      <text:p text:style-name="P7">　主人公：カシウス・ブライト</text:p>
      <text:p text:style-name="P7">　以下を必ず含む</text:p>
      <text:p text:style-name="P7"/>
      <text:p text:style-name="P7">　・エステル、ヨシュアとの出会い</text:p>
      <text:p text:style-name="P7">　・ユン・カーファイからの八葉一刀流指南</text:p>
      <text:p text:style-name="P7">　・リベール王国軍　遊撃士</text:p>
      <text:p text:style-name="P7">　・ヨシュアからの暗殺</text:p>
      <text:p text:style-name="P8"><text:span text:style-name="T3">　・</text:span><text:span text:style-name="T6">《</text:span><text:span text:style-name="T9">D∴G</text:span><text:span text:style-name="T6">教団》</text:span> <text:span text:style-name="T3">襲撃</text:span></text:p>
      <text:p text:style-name="P8"><text:span text:style-name="T3">　・</text:span><text:span text:style-name="T7">トールズ士官学院</text:span><text:span text:style-name="T10">VII</text:span><text:span text:style-name="T7">組</text:span><text:span text:style-name="T3"> との絡み</text:span></text:p>
      <text:p text:style-name="P7"/>
      <text:p text:style-name="P19"><text:span text:style-name="T7"/></text:p>
      <text:p text:style-name="P19"><text:span text:style-name="T7">閃の軌跡　クロウ視点を題材にした作品</text:span></text:p>
      <text:p text:style-name="P19"><text:span text:style-name="T7"/></text:p>
      <text:p text:style-name="P19"><text:span text:style-name="T7">　主人公：クロウ・アームブラスト</text:span></text:p>
      <text:p text:style-name="P19"><text:span text:style-name="T7">　以下を必ず含む</text:span></text:p>
      <text:p text:style-name="P19"><text:span text:style-name="T7"/></text:p>
      <text:p text:style-name="P19"><text:span text:style-name="T7">　・閃の軌跡で語られていたジュライ特区の様子</text:span></text:p>
      <text:p text:style-name="P19"><text:span text:style-name="T7">　・帝国解放戦線結成の様子　ギデオン、ヴァルカン、スカーレットとの出会い</text:span></text:p>
      <text:p text:style-name="P15"><text:span text:style-name="T6">　・ヴィータ・クロチルダとの出会い　オルディーネの試練</text:span></text:p>
      <text:p text:style-name="P7"/>
      <text:p text:style-name="P7"/>
      <text:p text:style-name="P7"><text:soft-page-break/></text:p>
      <text:p text:style-name="P7"/>
      <text:p text:style-name="P7">異界を題材にした作品</text:p>
      <text:p text:style-name="P7"/>
      <text:p text:style-name="P9"><text:span text:style-name="T3">　主人公：</text:span><text:span text:style-name="T5">(</text:span><text:span text:style-name="T7">メア＝ク＝バルウド＝ルアウング</text:span><text:span text:style-name="T8">)</text:span><text:span text:style-name="T3">マクバーン</text:span></text:p>
      <text:p text:style-name="P9"><text:span text:style-name="T3"/></text:p>
      <text:p text:style-name="P14">　以下を必ず含む</text:p>
      <text:p text:style-name="P14"/>
      <text:p text:style-name="P14">　・異世界　転移方法</text:p>
      <text:p text:style-name="P14">　・能力(マクバーンの炎・リィンの鬼の力)のについて　その他</text:p>
      <text:p text:style-name="P14">　・リィンとの絡み　鬼の力</text:p>
      <text:p text:style-name="P14">　</text:p>
      <text:p text:style-name="P7">身喰らう蛇を題材にした作品</text:p>
      <text:p text:style-name="P7"/>
      <text:p text:style-name="P7">　主人公：各々</text:p>
      <text:p text:style-name="P7"/>
      <text:p text:style-name="P7">　以下を必ず含む</text:p>
      <text:p text:style-name="P7"/>
      <text:p text:style-name="P7">　・結社全員の登場　全能力の判明</text:p>
      <text:p text:style-name="P7">　・各キャラクターの結社参加理由</text:p>
      <text:p text:style-name="P7">　・盟主との出会い</text:p>
      <text:p text:style-name="P7">　・身喰らう蛇結成時の様子　場所　理由　目標</text:p>
      <text:p text:style-name="P7">　・身喰らう蛇とオズボーンと関係性</text:p>
      <text:p text:style-name="P7"/>
      <text:p text:style-name="P7">碧の軌跡　その後を題材にした作品</text:p>
      <text:p text:style-name="P7"/>
      <text:p text:style-name="P7">　主人公：ロイド・バニングス</text:p>
      <text:p text:style-name="P7"/>
      <text:p text:style-name="P7">　以下を必ず含む</text:p>
      <text:p text:style-name="P7"/>
      <text:p text:style-name="P7">　・碧の大樹消失後の、特務支援課、クロスベル、大陸の様子</text:p>
      <text:p text:style-name="P10"><text:span text:style-name="T3">　・</text:span><text:span text:style-name="T6">リィン・シュバルツァー</text:span><text:span text:style-name="T7">、エステル・ブライト </text:span><text:span text:style-name="T3">との絡み</text:span></text:p>
      <text:p text:style-name="P11"><text:span text:style-name="T3">　・</text:span><text:span text:style-name="T7">《光まとう翼》</text:span><text:span text:style-name="T3"> 　オルキスタワー突入</text:span></text:p>
      <text:p text:style-name="P11"><text:span text:style-name="T3">　　</text:span><text:span text:style-name="T7">《翼の閃き》作戦の壮行会</text:span><text:span text:style-name="T3"> </text:span></text:p>
      <text:p text:style-name="P8"><text:span text:style-name="T3">　・</text:span><text:span text:style-name="T7">鳥籠作戦</text:span><text:span text:style-name="T3"> </text:span></text:p>
      <text:p text:style-name="P7">　・キーア関連</text:p>
      <text:p text:style-name="P8"><text:span text:style-name="T3">　・</text:span><text:span text:style-name="T7">クロスベル解放、再独立</text:span></text:p>
      <text:p text:style-name="P8"><text:span text:style-name="T7"/></text:p>
      <text:p text:style-name="P18"><text:span text:style-name="T7">赤い星座　西風の旅団　を題材にした作品</text:span></text:p>
      <text:p text:style-name="P18"><text:span text:style-name="T7"/></text:p>
      <text:p text:style-name="P18"><text:span text:style-name="T7">　主人公：ルドガー・クラウゼル　バルデル・オルランド</text:span></text:p>
      <text:p text:style-name="P18"><text:span text:style-name="T7"/></text:p>
      <text:p text:style-name="P18"><text:span text:style-name="T7">　以下を必ず含む</text:span></text:p>
      <text:p text:style-name="P18"><text:span text:style-name="T7"/></text:p>
      <text:p text:style-name="P18"><text:span text:style-name="T7">　・フィーを拾った背景(西風)</text:span></text:p>
      <text:p text:style-name="P18"><text:span text:style-name="T7">　　解散後の様子</text:span></text:p>
      <text:p text:style-name="P18"><text:span text:style-name="T7">　・クロスベル襲撃(赤い星座)</text:span></text:p>
      <text:p text:style-name="P18"><text:span text:style-name="T7">　・団長同士の一騎打ち(両方)</text:span></text:p>
      <text:p text:style-name="P8"><text:span text:style-name="T7"/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3S</meta:editing-duration>
    <meta:editing-cycles>7</meta:editing-cycles>
    <meta:generator>LibreOffice/5.4.1.2$Windows_x86 LibreOffice_project/ea7cb86e6eeb2bf3a5af73a8f7777ac570321527</meta:generator>
    <dc:date>2020-03-22T07:06:46.244000000</dc:date>
    <meta:document-statistic meta:table-count="0" meta:image-count="0" meta:object-count="0" meta:page-count="2" meta:paragraph-count="68" meta:word-count="973" meta:character-count="1069" meta:non-whitespace-character-count="979"/>
    <meta:user-defined meta:name="Info 1"/>
    <meta:user-defined meta:name="Info 2"/>
    <meta:user-defined meta:name="Info 3"/>
    <meta:user-defined meta:name="Info 4"/>
  </office:meta>
</office:document-meta>
</file>